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15a" officeooo:paragraph-rsid="001251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besoins de mise à jour</text:p>
      <text:p text:style-name="P1"/>
      <text:p text:style-name="P1">1.</text:p>
      <text:p text:style-name="P1">UPDATE vente</text:p>
      <text:p text:style-name="P1">SET prix1 = prix1 * 1.04,</text:p>
      <text:p text:style-name="P1"><text:tab/>prix2 = prix2 * 1.02</text:p>
      <text:p text:style-name="P1">WHERE numfou = 9180</text:p>
      <text:p text:style-name="P1"/>
      <text:p text:style-name="P1">2.</text:p>
      <text:p text:style-name="P1">UPDATE vente</text:p>
      <text:p text:style-name="P1">SET prix2 = prix1</text:p>
      <text:p text:style-name="P1">WHERE prix2 = 0</text:p>
      <text:p text:style-name="P1"/>
      <text:p text:style-name="P1">3.</text:p>
      <text:p text:style-name="P1">UPDATE entcom</text:p>
      <text:p text:style-name="P1">JOIN fournis</text:p>
      <text:p text:style-name="P1">ON entcom.numfou = fournis.numfou</text:p>
      <text:p text:style-name="P1">SET obscom = '*****'</text:p>
      <text:p text:style-name="P1">WHERE satisf &lt;5</text:p>
      <text:p text:style-name="P1"/>
      <text:p text:style-name="P1">4.</text:p>
      <text:p text:style-name="P1">DELETE FROM vente</text:p>
      <text:p text:style-name="P1">WHERE codart = "I110";</text:p>
      <text:p text:style-name="P1"/>
      <text:p text:style-name="P1">DELETE FROM produit</text:p>
      <text:p text:style-name="P1">WHERE codart = "I110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6:23:31.197633491</meta:creation-date>
    <meta:generator>LibreOffice/7.3.7.2$Linux_X86_64 LibreOffice_project/30$Build-2</meta:generator>
    <dc:date>2023-02-28T16:38:21.595946673</dc:date>
    <meta:editing-duration>PT3M58S</meta:editing-duration>
    <meta:editing-cycles>1</meta:editing-cycles>
    <meta:document-statistic meta:table-count="0" meta:image-count="0" meta:object-count="0" meta:page-count="1" meta:paragraph-count="21" meta:word-count="66" meta:character-count="327" meta:non-whitespace-character-count="281"/>
  </office:meta>
</office:document-meta>
</file>